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4"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fo:min-height="11.93cm"/>
    </style:style>
    <style:style style:name="pr6" style:family="presentation" style:parent-style-name="默认-outline1">
      <style:graphic-properties draw:fit-to-size="shrink-to-fit"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 style:font-size-asian="20pt" style:font-size-complex="20pt"/>
    </style:style>
    <style:style style:name="P11" style:family="paragraph">
      <style:text-properties style:font-name="Constantia1" fo:font-size="20pt" style:font-name-asian="文泉驿等宽微米黑" style:font-size-asian="20pt" style:font-size-complex="20pt"/>
    </style:style>
    <style:style style:name="P12" style:family="paragraph">
      <style:text-properties style:font-name="Constantia1" fo:font-size="18pt" style:font-name-asian="文泉驿等宽微米黑" style:font-size-asian="18pt" style:font-size-complex="18pt"/>
    </style:style>
    <style:style style:name="P13" style:family="paragraph">
      <style:paragraph-properties fo:text-align="end"/>
    </style:style>
    <style:style style:name="P14"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32pt" fo:font-style="italic" style:font-name-asian="文泉驿等宽微米黑" style:font-size-asian="32pt" style:font-style-asian="italic" style:font-size-complex="32pt" style:font-style-complex="italic"/>
    </style:style>
    <style:style style:name="T9" style:family="text">
      <style:text-properties style:font-name="Constantia1" fo:font-size="18pt" style:font-name-asian="文泉驿等宽微米黑" style:font-size-asian="18pt" style:font-size-complex="18pt"/>
    </style:style>
    <style:style style:name="T10" style:family="text">
      <style:text-properties style:font-name="Constantia1" fo:font-size="14pt" style:font-name-asian="文泉驿等宽微米黑" style:font-size-asian="14pt" style:font-size-complex="14pt"/>
    </style:style>
    <style:style style:name="T11" style:family="text">
      <style:text-properties style:font-name="Constantia" fo:font-size="32pt" style:font-name-asian="文泉驿等宽微米黑1" style:font-size-asian="32pt" style:font-size-complex="32pt"/>
    </style:style>
    <style:style style:name="T12"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File System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2.179cm" svg:x="1.4cm" svg:y="4.914cm" presentation:class="subtitle" presentation:user-transformed="true">
          <draw:text-box>
            <text:p text:style-name="P6"><text:span text:style-name="T4">Management in current computing environment</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Classical management in different scripts:</text:span></text:p>
                <text:list>
                  <text:list-item>
                    <text:p><text:span text:style-name="T4">BASH, CSH, KSH etc.</text:span></text:p>
                    <text:list>
                      <text:list-item>
                        <text:p><text:span text:style-name="T4">AWK, SED</text:span></text:p>
                      </text:list-item>
                    </text:list>
                  </text:list-item>
                  <text:list-item>
                    <text:p><text:span text:style-name="T4">Perl / Python</text:span></text:p>
                  </text:list-item>
                  <text:list-item>
                    <text:p><text:span text:style-name="T4">Windows batch and PowerShell</text:span></text:p>
                  </text:list-item>
                </text:list>
              </text:list-item>
              <text:list-item>
                <text:p><text:span text:style-name="T4">Corresponding mechanisms in system code:</text:span></text:p>
                <text:list>
                  <text:list-item>
                    <text:p><text:span text:style-name="T4">C/C++</text:span></text:p>
                  </text:list-item>
                  <text:list-item>
                    <text:p><text:span text:style-name="T4">Java</text:span></text:p>
                  </text:list-item>
                </text:list>
              </text:list-item>
              <text:list-item>
                <text:p><text:span text:style-name="T4">Time cost, LoC, declarative</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10" draw:layer="layout" svg:width="16.799cm" svg:height="14.49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What we care the most in management includes “how long will the task run? How many codes will we write? And how easy we understand them?”</text:span></text:p>
              <text:p><text:span text:style-name="T6"/></text:p>
              <text:p><text:span text:style-name="T6"><text:a xlink:href="http://en.wikipedia.org/wiki/Declarative_programming" xlink:type="simple">http://en.wikipedia.org/wiki/Declarative_programming</text:a></text:span><text:span text:style-name="T6"> </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5" draw:text-style-name="P9" draw:layer="layout" svg:width="25.199cm" svg:height="12.18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draw:text-box>
              <text:p><text:span text:style-name="T6">A practical file system management scenario</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6"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item>
                </text:list>
              </text:list-item>
              <text:list-item>
                <text:p><text:span text:style-name="T4">Can be shared in/by</text:span></text:p>
                <text:list>
                  <text:list-item>
                    <text:p><text:span text:style-name="T4">Forums</text:span></text:p>
                  </text:list-item>
                  <text:list-item>
                    <text:p><text:span text:style-name="T4">Admin and User themselves</text:span></text:p>
                  </text:list-item>
                </text:list>
              </text:list-item>
              <text:list-item>
                <text:p><text:span text:style-name="T4">They are actually knowledge about management</text:span></text:p>
                <text:list>
                  <text:list-item>
                    <text:p><text:span text:style-name="T4">How to use &amp; reuse?</text:span></text:p>
                  </text:list-item>
                </text:list>
              </text:list-item>
              <text:list-item>
                <text:p><text:span text:style-name="T4">To share experience</text:span></text:p>
                <text:list>
                  <text:list-item>
                    <text:p><text:span text:style-name="T4">Between human</text:span></text:p>
                  </text:list-item>
                  <text:list-item>
                    <text:p><text:span text:style-name="T4">With machine</text:span></text:p>
                  </text:list-item>
                </text:list>
              </text:list-item>
              <text:list-item>
                <text:p><text:span text:style-name="T4">Borrowing from AI</text:span></text:p>
                <text:list>
                  <text:list-item>
                    <text:p><text:span text:style-name="T4">Tools we have:</text:span></text:p>
                    <text:list>
                      <text:list-item>
                        <text:p><text:span text:style-name="T4">GA, CA, NN, ES ... Machine Learning</text:span></text:p>
                      </text:list-item>
                      <text:list-item>
                        <text:p><text:span text:style-name="T4">Knowledge Representation</text:spa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默认" presentation:presentation-page-layout-name="AL3T1">
        <draw:frame presentation:style-name="pr3" draw:layer="layout" svg:width="25.199cm" svg:height="3.506cm" svg:x="1.4cm" svg:y="0.837cm" presentation:class="title">
          <draw:text-box>
            <text:p><text:span text:style-name="T3">Use SW as KR</text:span></text:p>
          </draw:text-box>
        </draw:frame>
        <draw:frame presentation:style-name="pr5" draw:text-style-name="P9" draw:layer="layout" svg:width="25.199cm" svg:height="12.18cm" svg:x="1.4cm" svg:y="4.914cm" presentation:class="outline">
          <draw:text-box>
            <text:list text:style-name="L3">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7" draw:style-name="dp1" draw:master-page-name="默认" presentation:presentation-page-layout-name="AL3T1">
        <draw:frame presentation:style-name="pr3" draw:layer="layout" svg:width="25.199cm" svg:height="3.506cm" svg:x="1.4cm" svg:y="0.837cm" presentation:class="title">
          <draw:text-box>
            <text:p><text:span text:style-name="T3">Use Cases</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Model of previous scenario</text:span></text:p>
                <text:list>
                  <text:list-item>
                    <text:p><text:span text:style-name="T4">Environment</text:span></text:p>
                    <text:list>
                      <text:list-item>
                        <text:p><text:span text:style-name="T4"/></text:p>
                      </text:list-item>
                    </text:list>
                  </text:list-item>
                  <text:list-item>
                    <text:p><text:span text:style-name="T4">Problem</text:span></text:p>
                    <text:list>
                      <text:list-item>
                        <text:p><text:span text:style-name="T4"/></text:p>
                      </text:list-item>
                    </text:list>
                  </text:list-item>
                </text:list>
              </text:list-item>
              <text:list-item>
                <text:p><text:span text:style-name="T4">Inference engine</text:span></text:p>
                <text:list>
                  <text:list-item>
                    <text:p><text:span text:style-name="T4">Solution</text:span></text:p>
                    <text:list>
                      <text:list-item>
                        <text:p><text:span text:style-name="T4">Resulting model</text:span></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draw:frame presentation:style-name="pr3" draw:layer="layout" svg:width="25.199cm" svg:height="3.506cm" svg:x="1.4cm" svg:y="0.837cm" presentation:class="title">
          <draw:text-box>
            <text:p><text:span text:style-name="T3">Preliminary Tests</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Use model inference to solve problem</text:span></text:p>
              </text:list-item>
            </text:list>
            <text:p><text:span text:style-name="T8">VS</text:span></text:p>
            <text:list text:continue-numbering="true" text:style-name="L3">
              <text:list-item>
                <text:p><text:span text:style-name="T4">Use classical scripts</text:span></text:p>
                <text:list>
                  <text:list-item>
                    <text:p><text:span text:style-name="T4">and/or assisted by database</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2" draw:text-style-name="P11"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9" draw:style-name="dp1" draw:master-page-name="默认" presentation:presentation-page-layout-name="AL3T1">
        <draw:line draw:style-name="gr3"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5"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4" draw:text-style-name="P12" draw:layer="layout" svg:width="7cm" svg:height="1cm" svg:x="21cm" svg:y="13.975cm">
          <draw:text-box>
            <text:p><text:span text:style-name="T9">Self Management</text:span></text:p>
          </draw:text-box>
        </draw:frame>
        <draw:frame draw:style-name="gr4" draw:text-style-name="P12" draw:layer="layout" svg:width="7cm" svg:height="2cm" svg:x="21cm" svg:y="15.138cm">
          <draw:text-box>
            <text:p><text:span text:style-name="T9">Export mechanism as policies</text:span></text:p>
          </draw:text-box>
        </draw:frame>
        <draw:frame draw:style-name="gr4" draw:text-style-name="P12" draw:layer="layout" svg:width="7cm" svg:height="1cm" svg:x="21cm" svg:y="10.65cm">
          <draw:text-box>
            <text:p><text:span text:style-name="T9">Use of rule &amp; policy</text:span></text:p>
          </draw:text-box>
        </draw:frame>
        <draw:frame draw:style-name="gr4" draw:text-style-name="P12" draw:layer="layout" svg:width="7cm" svg:height="2cm" svg:x="21cm" svg:y="17.3cm">
          <draw:text-box>
            <text:p><text:span text:style-name="T9">Application-level customization</text:span></text:p>
          </draw:text-box>
        </draw:frame>
        <draw:frame draw:style-name="gr4" draw:text-style-name="P12" draw:layer="layout" svg:width="7cm" svg:height="1.5cm" svg:x="21cm" svg:y="6.825cm">
          <draw:text-box>
            <text:p><text:span text:style-name="T9">Use database</text:span></text:p>
            <text:p text:style-name="P13"><text:span text:style-name="T10">Express in SQL</text:span></text:p>
          </draw:text-box>
        </draw:frame>
        <draw:frame draw:style-name="gr4" draw:text-style-name="P12" draw:layer="layout" svg:width="7cm" svg:height="1.5cm" svg:x="21cm" svg:y="5.163cm">
          <draw:text-box>
            <text:p><text:span text:style-name="T9">Learn from database</text:span></text:p>
            <text:p text:style-name="P13"><text:span text:style-name="T10">Borrow its technologies</text:span></text:p>
          </draw:text-box>
        </draw:frame>
        <draw:frame draw:style-name="gr4" draw:text-style-name="P12" draw:layer="layout" svg:width="7cm" svg:height="1cm" svg:x="21cm" svg:y="4cm">
          <draw:text-box>
            <text:p><text:span text:style-name="T9">Mechanism collaborate</text:span></text:p>
          </draw:text-box>
        </draw:frame>
        <draw:frame draw:style-name="gr4" draw:text-style-name="P12" draw:layer="layout" svg:width="7cm" svg:height="2cm" svg:x="21cm" svg:y="11.813cm">
          <draw:text-box>
            <text:p><text:span text:style-name="T9">Self Management implementation</text:span></text:p>
          </draw:text-box>
        </draw:frame>
        <draw:frame draw:style-name="gr4" draw:text-style-name="P12" draw:layer="layout" svg:width="7cm" svg:height="2cm" svg:x="21cm" svg:y="8.488cm">
          <draw:text-box>
            <text:p><text:span text:style-name="T9">Move management from Kernel to User</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
        <draw:frame presentation:style-name="pr3" draw:layer="layout" svg:width="25.199cm" svg:height="3.506cm" svg:x="1.4cm" svg:y="0.837cm" presentation:class="title">
          <draw:text-box>
            <text:p><text:span text:style-name="T3">TODO</text:span></text:p>
          </draw:text-box>
        </draw:frame>
        <draw:frame presentation:style-name="pr5" draw:text-style-name="P14" draw:layer="layout" svg:width="25.199cm" svg:height="12.18cm" svg:x="1.4cm" svg:y="4.914cm" presentation:class="outline">
          <draw:text-box>
            <text:list text:style-name="L3">
              <text:list-item>
                <text:p><text:span text:style-name="T11">Focus on one management scenario</text:span></text:p>
                <text:list>
                  <text:list-item>
                    <text:p><text:span text:style-name="T11">in which most information are of the same kind of logic</text:span></text:p>
                  </text:list-item>
                  <text:list-item>
                    <text:p><text:span text:style-name="T12">AL(D), SHIF, SHOIQ ...</text:span></text:p>
                  </text:list-item>
                </text:list>
              </text:list-item>
              <text:list-item>
                <text:p><text:span text:style-name="T11">Detailed implementation on management model</text:span></text:p>
              </text:list-item>
              <text:list-item>
                <text:p><text:span text:style-name="T11">Tailor generic reasoner / implement dedicated reasoner for that specific problem domain</text:span></text:p>
                <text:list>
                  <text:list-item>
                    <text:p><text:span text:style-name="T11">thus speed up the problem solving</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19T21:25:11.391000000</dc:date>
    <dc:creator>Zhan Shi</dc:creator>
    <meta:editing-duration>PT4H59M26S</meta:editing-duration>
    <meta:editing-cycles>50</meta:editing-cycles>
    <meta:generator>LibreOffice/4.1.1.2$Windows_x86 LibreOffice_project/7e4286b58adc75a14f6d83f53a03b6c11fa2903</meta:generator>
    <meta:document-statistic meta:object-count="71"/>
  </office:meta>
</office:document-meta>
</file>